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41.24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34.27mm"/>
    </style:style>
    <style:style style:name="co8" style:family="table-column">
      <style:table-column-properties fo:break-before="auto" style:column-width="36.81mm"/>
    </style:style>
    <style:style style:name="co9" style:family="table-column">
      <style:table-column-properties fo:break-before="auto" style:column-width="39.3mm"/>
    </style:style>
    <style:style style:name="co10" style:family="table-column">
      <style:table-column-properties fo:break-before="auto" style:column-width="21.34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77.45mm"/>
    </style:style>
    <style:style style:name="co13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View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</text:p>
          </table:table-cell>
          <table:table-cell office:value-type="string" calcext:value-type="string">
            <text:p>Organisatie</text:p>
          </table:table-cell>
          <table:table-cell office:value-type="string" calcext:value-type="string">
            <text:p>Anoniem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gionale en Organisatie zien enkel hun eigen vragen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progress cent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cessed centr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 progress region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n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vok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Edit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</text:p>
          </table:table-cell>
          <table:table-cell office:value-type="string" calcext:value-type="string">
            <text:p>Organisatie</text:p>
          </table:table-cell>
          <table:table-cell office:value-type="string" calcext:value-type="string">
            <text:p>Anoniem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Enkel sta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kel inhoud vraag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 progress centr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cessed central</text:p>
          </table:table-cell>
          <table:table-cell office:value-type="string" calcext:value-type="string">
            <text:p>Enkel status en regi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 progress reg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kel status en stud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kel stat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kel status en pa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ni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vok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</table:table>
      <table:table table:name="Old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tatus vraag:</text:p>
          </table:table-cell>
          <table:table-cell office:value-type="string" calcext:value-type="string">
            <text:p>Uitleg:</text:p>
          </table:table-cell>
          <table:table-cell table:number-columns-repeated="11"/>
          <table:table-cell office:value-type="string" calcext:value-type="string">
            <text:p>Types of View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uw</text:p>
          </table:table-cell>
          <table:table-cell office:value-type="string" calcext:value-type="string">
            <text:p>Vragen die organisaties juist ingediend hebben</text:p>
          </table:table-cell>
          <table:table-cell table:number-columns-repeated="11"/>
          <table:table-cell office:value-type="string" calcext:value-type="string">
            <text:p>Anoniem (Student)</text:p>
          </table:table-cell>
          <table:table-cell office:value-type="string" calcext:value-type="string">
            <text:p>Standaard (bv. Alfabetisch) geordend, enkel wat anons kunnen zien, niets aanpasbaar, met ‘Contacteer ons’ info.</text:p>
          </table:table-cell>
        </table:table-row>
        <table:table-row table:style-name="ro1">
          <table:table-cell/>
          <table:table-cell office:value-type="string" calcext:value-type="string">
            <text:p>intake</text:p>
          </table:table-cell>
          <table:table-cell office:value-type="string" calcext:value-type="string">
            <text:p>Vragen die aangepast moeten worden (budget, inhoud,…).</text:p>
          </table:table-cell>
          <table:table-cell table:number-columns-repeated="11"/>
          <table:table-cell office:value-type="string" calcext:value-type="string">
            <text:p>Organisatie</text:p>
          </table:table-cell>
          <table:table-cell office:value-type="string" calcext:value-type="string">
            <text:p>Standaard eigen vragen van boven in lijst (gesorteerd op datum?), eventueel highlight. (misschien ook beperkte status (‘new’, ‘in progress’, ‘running’) bij hun eigen vragen, of dit enkel in de detailview?)</text:p>
          </table:table-cell>
        </table:table-row>
        <table:table-row table:style-name="ro1">
          <table:table-cell/>
          <table:table-cell office:value-type="string" calcext:value-type="string">
            <text:p>onbemiddelbaar</text:p>
          </table:table-cell>
          <table:table-cell office:value-type="string" calcext:value-type="string">
            <text:p>Vragen waarvan de aanpassingen door de centrale medewerker niet aanvaard werden door de organisatie, en er verder geen oplossing voor is. (geweigerd langs de kant van de organisatie? Belangrijk?)</text:p>
          </table:table-cell>
          <table:table-cell table:number-columns-repeated="11"/>
          <table:table-cell office:value-type="string" calcext:value-type="string">
            <text:p>Regionale medewerker</text:p>
          </table:table-cell>
          <table:table-cell office:value-type="string" calcext:value-type="string">
            <text:p>Nieuwste vragen betreffende hun regio eerst, eventueel highlight. Zet status bij kolommen.</text:p>
          </table:table-cell>
        </table:table-row>
        <table:table-row table:style-name="ro1">
          <table:table-cell/>
          <table:table-cell office:value-type="string" calcext:value-type="string">
            <text:p>adviesraad</text:p>
          </table:table-cell>
          <table:table-cell office:value-type="string" calcext:value-type="string">
            <text:p>Vragen waarover men het niet zeker is, moeten die in centraal nog beslissing over maken. (verschil met intake?)</text:p>
          </table:table-cell>
          <table:table-cell table:number-columns-repeated="11"/>
          <table:table-cell office:value-type="string" calcext:value-type="string">
            <text:p>Centrale medewerker</text:p>
          </table:table-cell>
          <table:table-cell office:value-type="string" calcext:value-type="string">
            <text:p>Nieuwste vragen eerst, eventueel hightlight van vragen die nog niet open staan voor de regionale medewerker. Voeg kolom ‘status’ toe.</text:p>
          </table:table-cell>
        </table:table-row>
        <table:table-row table:style-name="ro1">
          <table:table-cell/>
          <table:table-cell office:value-type="string" calcext:value-type="string">
            <text:p>in verwerking</text:p>
          </table:table-cell>
          <table:table-cell office:value-type="string" calcext:value-type="string">
            <text:p>Super status van nieuw, intake, adviesraad, draft? Blijft vanaf nieuw tot vrij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???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rij</text:p>
          </table:table-cell>
          <table:table-cell office:value-type="string" calcext:value-type="string">
            <text:p>Vraag is aan een regio(s) toegewezen. ?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werkt</text:p>
          </table:table-cell>
          <table:table-cell office:value-type="string" calcext:value-type="string">
            <text:p>Vraag is verwerkt en staat voor iedereen op de website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weigerd</text:p>
          </table:table-cell>
          <table:table-cell office:value-type="string" calcext:value-type="string">
            <text:p>Vraag is geweigerd door de centrale medewerk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etrokken</text:p>
          </table:table-cell>
          <table:table-cell office:value-type="string" calcext:value-type="string">
            <text:p>Vraag is ingetrokken door de organisatie.</text:p>
          </table:table-cell>
          <table:table-cell table:number-columns-repeated="11"/>
          <table:table-cell office:value-type="string" calcext:value-type="string">
            <text:p>Types of Form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optie</text:p>
          </table:table-cell>
          <table:table-cell office:value-type="string" calcext:value-type="string">
            <text:p>Vraag is in optie bij een bepaalde student?</text:p>
          </table:table-cell>
          <table:table-cell table:number-columns-repeated="11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lopend</text:p>
          </table:table-cell>
          <table:table-cell office:value-type="string" calcext:value-type="string">
            <text:p>Vraag is lopend met student(en) die eraan werken.</text:p>
          </table:table-cell>
          <table:table-cell table:number-columns-repeated="11"/>
          <table:table-cell office:value-type="string" calcext:value-type="string">
            <text:p>Organisatie</text:p>
          </table:table-cell>
          <table:table-cell office:value-type="string" calcext:value-type="string">
            <text:p>Gelijkaardig aan wat nodig is om vraag aan te maken, met misschien enkele velden truncated (bv. Organisatie). (enkel van toepassing voordat de mensen van centrale er naar kijken)</text:p>
          </table:table-cell>
        </table:table-row>
        <table:table-row table:style-name="ro1">
          <table:table-cell/>
          <table:table-cell office:value-type="string" calcext:value-type="string">
            <text:p>afgerond</text:p>
          </table:table-cell>
          <table:table-cell office:value-type="string" calcext:value-type="string">
            <text:p>Vraag is afgerond.</text:p>
          </table:table-cell>
          <table:table-cell table:number-columns-repeated="11"/>
          <table:table-cell office:value-type="string" calcext:value-type="string">
            <text:p>Regionale medewerker</text:p>
          </table:table-cell>
          <table:table-cell office:value-type="string" calcext:value-type="string">
            <text:p>1) Voeg studenten toe aan de vraag (als status gelijk aan ‘verwerkt’, ‘in_optie’), pas de status aan (‘verwerkt’ ↔ ‘in optie’ ↔ ‘lopend’ → ‘afgerond’). 2) Voeg paper als bijlage toe als status ‘lopend’ → ‘afgerond’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Pas de velden van de vraag aan (exclusief datum aanmaak, organisatie en andere immutalbe velden) (zie ook bij form Organisatie), kan de status aanpassen van ‘nieuw’ → ‘intake’, ‘in verwerking’,… → ‘vrij’ (geeft dan door aan regional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Can View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 (vragen van hun regio)</text:p>
          </table:table-cell>
          <table:table-cell office:value-type="string" calcext:value-type="string">
            <text:p>Organisatie (hun eigen vragen)</text:p>
          </table:table-cell>
          <table:table-cell office:value-type="string" calcext:value-type="string">
            <text:p>Anoniem (Student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ieu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ta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tbreidingen:</text:p>
          </table:table-cell>
          <table:table-cell table:number-columns-repeated="5"/>
          <table:table-cell office:value-type="string" calcext:value-type="string">
            <text:p>onbemiddelba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 vragenlijst: Laat gebruikers kolommen kiezen. Hij kan hierop dan sorteren</text:p>
          </table:table-cell>
          <table:table-cell table:number-columns-repeated="5"/>
          <table:table-cell office:value-type="string" calcext:value-type="string">
            <text:p>adviesra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 verwer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rij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erwerk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a checks (buiten status question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weige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dig voor permissies view (gegeven: user, question_id)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getrokk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 opti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ganisati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pe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gionale medewerk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fgero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entrale medewerker</text:p>
          </table:table-cell>
          <table:table-cell office:value-type="string" calcext:value-type="string">
            <text:p>None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Can Edit</text:p>
          </table:table-cell>
          <table:table-cell office:value-type="string" calcext:value-type="string">
            <text:p>Centrale medewerker</text:p>
          </table:table-cell>
          <table:table-cell office:value-type="string" calcext:value-type="string">
            <text:p>Regionale medewerker (vragen van hun regio)</text:p>
          </table:table-cell>
          <table:table-cell office:value-type="string" calcext:value-type="string">
            <text:p>Organisatie (hun eigen vragen)</text:p>
          </table:table-cell>
          <table:table-cell office:value-type="string" calcext:value-type="string">
            <text:p>Anoniem (Student)</text:p>
          </table:table-cell>
          <table:table-cell table:number-columns-repeated="3"/>
          <table:table-cell office:value-type="string" calcext:value-type="string">
            <text:p>Nodig voor permissies edit (gegeven: user, question_id)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ieu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ak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rganisatie</text:p>
          </table:table-cell>
          <table:table-cell office:value-type="string" calcext:value-type="string">
            <text:p>Check question.organisation.id == user.organisation.id (try except valueError, not every user has an organisation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nbemiddelb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gionale medewerker</text:p>
          </table:table-cell>
          <table:table-cell office:value-type="string" calcext:value-type="string">
            <text:p>Check question.region.id == user.region.id (try except for ValueError, not every user has a region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dviesraa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ntrale medewerk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 verwerk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r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erwerk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weige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getrokk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in opt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a checks nodig voor functionalitiet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op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dig voor functionaliteit view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fgero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Organisatie</text:p>
          </table:table-cell>
          <table:table-cell office:value-type="string" calcext:value-type="string">
            <text:p>Set questions with (question.organisation.id == user.organisation.id) at the top of the list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gionale medewerker</text:p>
          </table:table-cell>
          <table:table-cell office:value-type="string" calcext:value-type="string">
            <text:p>Set questions with (question.region.id == user.region.id) at the top of the list. (Set questions with status ‘vrij’, ‘in optie’, ‘lopend’, boven die met status ‘verwerkt’?). Highlight questions with (question.region.id == user.region.id)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Set questions with the statuses that Centrale medewerkers can edit at the top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Nodig voor functionaliteit edit:</text:p>
          </table:table-cell>
          <table:table-cell office:value-type="string" calcext:value-type="string">
            <text:p>(see Types of Forms hierboven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oniem (Student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Organisatie</text:p>
          </table:table-cell>
          <table:table-cell office:value-type="string" calcext:value-type="string">
            <text:p>Let organisations make corrections to basic parts of the question (bv the question text), but only when the status of the question is ‘nieuw’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gionale medewerker</text:p>
          </table:table-cell>
          <table:table-cell office:value-type="string" calcext:value-type="string">
            <text:p>Depending on status, let medewerkers add student(s) to work on question, or let them add the paper made by the student (and let them change the status of the question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entrale medewerker</text:p>
          </table:table-cell>
          <table:table-cell office:value-type="string" calcext:value-type="string">
            <text:p>Let them edit status and the basic parts of the ques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9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1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2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textual="true"/>
    </number:date-style>
    <number:date-style style:name="N10116" number:language="nl" number:country="BE">
      <number:month number:textual="true"/>
      <number:text>/</number:text>
      <number:year/>
    </number:date-style>
    <number:time-style style:name="N10117" number:language="nl" number:country="BE">
      <number:hours/>
      <number:text>:</number:text>
      <number:minutes number:style="long"/>
      <number:text> </number:text>
      <number:am-pm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3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4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6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7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nl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nl" number:country="BE">
      <loext:fill-character> </loext:fill-character>
      <number:text>-    </number:text>
    </number:number-style>
    <number:text-style style:name="N10131" number:language="nl" number:country="B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nl" number:country="BE">
      <loext:fill-character> </loext:fill-character>
      <number:text>- € </number:text>
    </number:number-style>
    <number:text-style style:name="N10135" number:language="nl" number:country="B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9" number:language="nl" number:country="B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nl" number:country="B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22:26:20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2:38:28.920000000</meta:creation-date>
    <dc:date>2017-04-22T00:15:10.292000000</dc:date>
    <meta:editing-duration>PT1H28M28S</meta:editing-duration>
    <meta:editing-cycles>2</meta:editing-cycles>
    <meta:generator>LibreOffice/5.1.5.2$Windows_X86_64 LibreOffice_project/7a864d8825610a8c07cfc3bc01dd4fce6a9447e5</meta:generator>
    <meta:document-statistic meta:table-count="2" meta:cell-count="338" meta:object-count="0"/>
  </office:meta>
</office:document-meta>
</file>